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44.73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3" table:number-rows-spanned="1">
            <text:p>Task 2</text:p>
          </table:table-cell>
          <table:covered-table-cell table:number-columns-repeated="2" table:style-name="ce3"/>
          <table:table-cell table:number-columns-repeated="2"/>
          <table:table-cell table:style-name="ce2" office:value-type="string" calcext:value-type="string" table:number-columns-spanned="3" table:number-rows-spanned="1">
            <text:p>Task 3</text:p>
          </table:table-cell>
          <table:covered-table-cell table:number-columns-repeated="2" table:style-name="ce3"/>
          <table:table-cell table:number-columns-repeated="2"/>
          <table:table-cell table:style-name="ce2" office:value-type="string" calcext:value-type="string" table:number-columns-spanned="3" table:number-rows-spanned="1">
            <text:p>Task 4</text:p>
          </table:table-cell>
          <table:covered-table-cell table:number-columns-repeated="2" table:style-name="ce3"/>
          <table:table-cell table:number-columns-repeated="2"/>
          <table:table-cell table:style-name="ce2" office:value-type="string" calcext:value-type="string" table:number-columns-spanned="3" table:number-rows-spanned="1">
            <text:p>Task 5</text:p>
          </table:table-cell>
          <table:covered-table-cell table:number-columns-repeated="2" table:style-name="ce3"/>
          <table:table-cell table:number-columns-repeated="2"/>
          <table:table-cell table:style-name="ce2" office:value-type="string" calcext:value-type="string" table:number-columns-spanned="3" table:number-rows-spanned="1">
            <text:p>Task 6</text:p>
          </table:table-cell>
          <table:covered-table-cell table:number-columns-repeated="2" table:style-name="ce3"/>
        </table:table-row>
        <table:table-row table:style-name="ro1">
          <table:table-cell table:number-columns-repeated="6"/>
          <table:table-cell table:style-name="ce3" office:value-type="string" calcext:value-type="string">
            <text:p>Tempo de consulta (Server)</text:p>
          </table:table-cell>
          <table:table-cell table:style-name="ce3" office:value-type="string" calcext:value-type="string">
            <text:p>Tempo de consulta (client)</text:p>
          </table:table-cell>
          <table:table-cell table:style-name="ce3" office:value-type="string" calcext:value-type="string">
            <text:p>Tempo de comunicação(ms)</text:p>
          </table:table-cell>
          <table:table-cell table:number-columns-repeated="2"/>
          <table:table-cell table:style-name="ce3" office:value-type="string" calcext:value-type="string">
            <text:p>Tempo de consulta (Server)</text:p>
          </table:table-cell>
          <table:table-cell table:style-name="ce3" office:value-type="string" calcext:value-type="string">
            <text:p>Tempo de consulta (client)</text:p>
          </table:table-cell>
          <table:table-cell table:style-name="ce3" office:value-type="string" calcext:value-type="string">
            <text:p>Tempo de comunicação(ms)</text:p>
          </table:table-cell>
          <table:table-cell table:number-columns-repeated="2"/>
          <table:table-cell table:style-name="ce3" office:value-type="string" calcext:value-type="string">
            <text:p>Tempo de consulta (Server)</text:p>
          </table:table-cell>
          <table:table-cell table:style-name="ce3" office:value-type="string" calcext:value-type="string">
            <text:p>Tempo de consulta (client)</text:p>
          </table:table-cell>
          <table:table-cell table:style-name="ce3" office:value-type="string" calcext:value-type="string">
            <text:p>Tempo de comunicação(ms)</text:p>
          </table:table-cell>
          <table:table-cell table:number-columns-repeated="2"/>
          <table:table-cell table:style-name="ce3" office:value-type="string" calcext:value-type="string">
            <text:p>Tempo de consulta (Server)</text:p>
          </table:table-cell>
          <table:table-cell table:style-name="ce3" office:value-type="string" calcext:value-type="string">
            <text:p>Tempo de consulta (client)</text:p>
          </table:table-cell>
          <table:table-cell table:style-name="ce3" office:value-type="string" calcext:value-type="string">
            <text:p>Tempo de comunicação(ms)</text:p>
          </table:table-cell>
          <table:table-cell table:number-columns-repeated="2"/>
          <table:table-cell table:style-name="ce3" office:value-type="string" calcext:value-type="string">
            <text:p>Tempo de consulta (Server)</text:p>
          </table:table-cell>
          <table:table-cell table:style-name="ce3" office:value-type="string" calcext:value-type="string">
            <text:p>Tempo de consulta (client)</text:p>
          </table:table-cell>
          <table:table-cell table:style-name="ce3" office:value-type="string" calcext:value-type="string">
            <text:p>Tempo de comunicação(ms)</text:p>
          </table:table-cell>
        </table:table-row>
        <table:table-row table:style-name="ro1">
          <table:table-cell table:number-columns-repeated="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H4]-[.G4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M4]-[.L4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R4]-[.Q4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W4]-[.V4]" office:value-type="float" office:value="14" calcext:value-type="float">
            <text:p>1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AB4]-[.AA4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H5]-[.G5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5]-[.L5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R5]-[.Q5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W5]-[.V5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5]-[.AA5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6]-[.G6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6]-[.L6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R6]-[.Q6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W6]-[.V6]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6]-[.AA6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H7]-[.G7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7]-[.L7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7]-[.Q7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W7]-[.V7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7]-[.AA7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8]-[.G8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8]-[.L8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R8]-[.Q8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W8]-[.V8]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8]-[.AA8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H9]-[.G9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9]-[.L9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9]-[.Q9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W9]-[.V9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9]-[.AA9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H10]-[.G10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10]-[.L10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10]-[.Q10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W10]-[.V10]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10]-[.AA10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H11]-[.G11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11]-[.L11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R11]-[.Q11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W11]-[.V11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11]-[.AA11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H12]-[.G12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12]-[.L12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R12]-[.Q12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W12]-[.V12]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12]-[.AA12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H13]-[.G13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13]-[.L13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R13]-[.Q13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W13]-[.V13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13]-[.AA13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14]-[.G14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M14]-[.L14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14]-[.Q14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W14]-[.V14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14]-[.AA14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H15]-[.G15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M15]-[.L15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R15]-[.Q15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W15]-[.V15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15]-[.AA15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16]-[.G16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M16]-[.L16]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R16]-[.Q16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W16]-[.V16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16]-[.AA16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17]-[.G17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M17]-[.L17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R17]-[.Q17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W17]-[.V17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17]-[.AA17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H18]-[.G18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M18]-[.L18]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R18]-[.Q18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W18]-[.V18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18]-[.AA18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19]-[.G19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M19]-[.L19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R19]-[.Q19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W19]-[.V19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19]-[.AA19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H20]-[.G20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M20]-[.L20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20]-[.Q20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W20]-[.V20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20]-[.AA20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21]-[.G21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M21]-[.L21]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21]-[.Q21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W21]-[.V21]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B21]-[.AA21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22]-[.G22]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M22]-[.L22]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R22]-[.Q22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W22]-[.V22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AB22]-[.AA22]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H23]-[.G23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M23]-[.L23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R23]-[.Q23]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W23]-[.V23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B23]-[.AA23]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Media</text:p>
          </table:table-cell>
          <table:table-cell table:style-name="ce3" table:formula="of:=SUM([.I4:.I23])/20" office:value-type="float" office:value="2.9" calcext:value-type="float">
            <text:p>2,9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edia</text:p>
          </table:table-cell>
          <table:table-cell table:style-name="ce3" table:formula="of:=SUM([.N4:.N23])/20" office:value-type="float" office:value="2.1" calcext:value-type="float">
            <text:p>2,1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edia</text:p>
          </table:table-cell>
          <table:table-cell table:style-name="ce3" table:formula="of:=SUM([.S4:.S23])/20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edia</text:p>
          </table:table-cell>
          <table:table-cell table:style-name="ce3" table:formula="of:=SUM([.X4:.X23])/20" office:value-type="float" office:value="5.35" calcext:value-type="float">
            <text:p>5,35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edia</text:p>
          </table:table-cell>
          <table:table-cell table:style-name="ce3" table:formula="of:=SUM([.AC4:.AC23])/20" office:value-type="float" office:value="2.5" calcext:value-type="float">
            <text:p>2,5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3" office:value-type="string" calcext:value-type="string">
            <text:p>Desvio padrão</text:p>
          </table:table-cell>
          <table:table-cell table:style-name="ce3" table:formula="of:=STDEV([.I4:.I23])" office:value-type="float" office:value="0.640723275517187" calcext:value-type="float">
            <text:p>0,640723275517187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Desvio padrão</text:p>
          </table:table-cell>
          <table:table-cell table:style-name="ce3" table:formula="of:=STDEV([.N4:.N23])" office:value-type="float" office:value="0.788068925652412" calcext:value-type="float">
            <text:p>0,788068925652412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Desvio padrão</text:p>
          </table:table-cell>
          <table:table-cell table:style-name="ce3" table:formula="of:=STDEV([.S4:.S23])" office:value-type="float" office:value="0.917662935482247" calcext:value-type="float">
            <text:p>0,917662935482247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Desvio padrão</text:p>
          </table:table-cell>
          <table:table-cell table:style-name="ce3" table:formula="of:=STDEV([.X4:.X23])" office:value-type="float" office:value="2.34576886733271" calcext:value-type="float">
            <text:p>2,34576886733271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Desvio padrão</text:p>
          </table:table-cell>
          <table:table-cell table:style-name="ce3" table:formula="of:=STDEV([.AC4:.AC23])" office:value-type="float" office:value="0.688247201611685" calcext:value-type="float">
            <text:p>0,688247201611685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3" office:value-type="string" calcext:value-type="string">
            <text:p>Erro padrão</text:p>
          </table:table-cell>
          <table:table-cell table:style-name="ce3" table:formula="of:=[.H25]/SQRT(20)" office:value-type="float" office:value="0.143270079882276" calcext:value-type="float">
            <text:p>0,143270079882276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Erro padrão</text:p>
          </table:table-cell>
          <table:table-cell table:style-name="ce3" table:formula="of:=[.M25]/SQRT(20)" office:value-type="float" office:value="0.176217568871402" calcext:value-type="float">
            <text:p>0,176217568871402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Erro padrão</text:p>
          </table:table-cell>
          <table:table-cell table:style-name="ce3" table:formula="of:=[.R25]/SQRT(20)" office:value-type="float" office:value="0.205195670417031" calcext:value-type="float">
            <text:p>0,205195670417031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Erro padrão</text:p>
          </table:table-cell>
          <table:table-cell table:style-name="ce3" table:formula="of:=[.W25]/SQRT(20)" office:value-type="float" office:value="0.524529864685862" calcext:value-type="float">
            <text:p>0,524529864685862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Erro padrão</text:p>
          </table:table-cell>
          <table:table-cell table:style-name="ce3" table:formula="of:=[.AB25]/SQRT(20)" office:value-type="float" office:value="0.153896752812773" calcext:value-type="float">
            <text:p>0,153896752812773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3" office:value-type="string" calcext:value-type="string">
            <text:p>Margem de erro</text:p>
          </table:table-cell>
          <table:table-cell table:style-name="ce3" table:formula="of:=[.H26]*1.96" office:value-type="float" office:value="0.28080935656926" calcext:value-type="float">
            <text:p>0,28080935656926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rgem de erro</text:p>
          </table:table-cell>
          <table:table-cell table:style-name="ce3" table:formula="of:=[.M26]*1.96" office:value-type="float" office:value="0.345386434987948" calcext:value-type="float">
            <text:p>0,345386434987948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rgem de erro</text:p>
          </table:table-cell>
          <table:table-cell table:style-name="ce3" table:formula="of:=[.R26]*1.96" office:value-type="float" office:value="0.40218351401738" calcext:value-type="float">
            <text:p>0,40218351401738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rgem de erro</text:p>
          </table:table-cell>
          <table:table-cell table:style-name="ce3" table:formula="of:=[.W26]*1.96" office:value-type="float" office:value="1.02807853478429" calcext:value-type="float">
            <text:p>1,02807853478429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rgem de erro</text:p>
          </table:table-cell>
          <table:table-cell table:style-name="ce3" table:formula="of:=[.AB26]*1.96" office:value-type="float" office:value="0.301637635513035" calcext:value-type="float">
            <text:p>0,301637635513035</text:p>
          </table:table-cell>
          <table:table-cell table:style-name="ce3"/>
        </table:table-row>
        <table:table-row table:style-name="ro1" table:number-rows-repeated="6">
          <table:table-cell table:number-columns-repeated="29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ask 1</text:p>
          </table:table-cell>
          <table:covered-table-cell table:number-columns-repeated="2" table:style-name="ce3"/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Tempo de consulta (Server)</text:p>
          </table:table-cell>
          <table:table-cell table:style-name="ce3" office:value-type="string" calcext:value-type="string">
            <text:p>Tempo de consulta (client)</text:p>
          </table:table-cell>
          <table:table-cell table:style-name="ce3" office:value-type="string" calcext:value-type="string">
            <text:p>Tempo de comunicação(ms)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C36]-[.B36]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C37]-[.B37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C38]-[.B38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C39]-[.B39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C40]-[.B40]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41]-[.B41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C42]-[.B42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C43]-[.B43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C44]-[.B44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C45]-[.B45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C46]-[.B46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C47]-[.B47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C48]-[.B48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C49]-[.B49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C50]-[.B50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C51]-[.B51]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C52]-[.B52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C53]-[.B53]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C54]-[.B54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C55]-[.B55]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Media</text:p>
          </table:table-cell>
          <table:table-cell table:style-name="ce3" table:formula="of:=SUM([.D36:.D55])/20" office:value-type="float" office:value="2.95" calcext:value-type="float">
            <text:p>2,95</text:p>
          </table:table-cell>
          <table:table-cell table:style-name="ce3"/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Desvio padrão</text:p>
          </table:table-cell>
          <table:table-cell table:style-name="ce3" table:formula="of:=STDEV([.D36:.D55])" office:value-type="float" office:value="0.944513241388333" calcext:value-type="float">
            <text:p>0,944513241388333</text:p>
          </table:table-cell>
          <table:table-cell table:style-name="ce3"/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Erro padrão</text:p>
          </table:table-cell>
          <table:table-cell table:style-name="ce3" table:formula="of:=[.C57]/SQRT(20)" office:value-type="float" office:value="0.211199581339298" calcext:value-type="float">
            <text:p>0,211199581339298</text:p>
          </table:table-cell>
          <table:table-cell table:style-name="ce3"/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Margem de erro</text:p>
          </table:table-cell>
          <table:table-cell table:style-name="ce3" table:formula="of:=[.C58]*1.96" office:value-type="float" office:value="0.413951179425024" calcext:value-type="float">
            <text:p>0,413951179425024</text:p>
          </table:table-cell>
          <table:table-cell table:style-name="ce3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21:44:40.227232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1:34:48.676077869</meta:creation-date>
    <dc:date>2019-06-25T22:43:23.949044731</dc:date>
    <meta:editing-duration>PT25M38S</meta:editing-duration>
    <meta:editing-cycles>2</meta:editing-cycles>
    <meta:generator>LibreOffice/6.0.7.3$Linux_X86_64 LibreOffice_project/00m0$Build-3</meta:generator>
    <meta:document-statistic meta:table-count="1" meta:cell-count="433" meta:object-count="0"/>
  </office:meta>
</office:document-meta>
</file>